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i mathvariant="italic">SH</mi>
              <mo stretchy="false">=</mo>
              <mrow>
                <mrow>
                  <mrow>
                    <mo stretchy="false">(</mo>
                    <mrow>
                      <mrow>
                        <mi mathvariant="italic">WS</mi>
                        <mo stretchy="false">−</mo>
                        <mi mathvariant="italic">BB</mi>
                      </mrow>
                    </mrow>
                    <mo stretchy="false">)</mo>
                  </mrow>
                  <mo stretchy="false">+</mo>
                  <mi mathvariant="italic">H2</mi>
                </mrow>
                <mo stretchy="false">+</mo>
                <mi mathvariant="italic">H3</mi>
              </mrow>
            </mrow>
          </mrow>
        </mtd>
      </mtr>
      <mtr>
        <mtd>
          <mrow>
            <mrow>
              <mi mathvariant="italic">H2</mi>
              <mo stretchy="false">=</mo>
              <mi>sin</mi>
            </mrow>
            <mrow>
              <mi mathvariant="italic">STA</mi>
              <mo stretchy="false">⋅</mo>
              <mi mathvariant="italic">STCC</mi>
            </mrow>
            <mi>,</mi>
            <mrow>
              <mi mathvariant="italic">H3</mi>
              <mo stretchy="false">=</mo>
              <mi>sin</mi>
            </mrow>
            <mrow>
              <mrow>
                <mrow>
                  <mo stretchy="false">(</mo>
                  <mrow>
                    <mrow>
                      <mrow>
                        <mn>180</mn>
                        <mo stretchy="false">−</mo>
                        <mo stretchy="false">β</mo>
                      </mrow>
                      <mo stretchy="false">−</mo>
                      <mi mathvariant="italic">STA</mi>
                    </mrow>
                  </mrow>
                  <mo stretchy="false">)</mo>
                </mrow>
                <mo stretchy="false">⋅</mo>
                <mrow>
                  <mfrac>
                    <mrow>
                      <mi mathvariant="italic">TT</mi>
                      <mi>'</mi>
                    </mrow>
                    <mn>2</mn>
                  </mfrac>
                </mrow>
              </mrow>
              <mo stretchy="false">=</mo>
              <mi>sin</mi>
            </mrow>
            <mrow>
              <mrow>
                <mo stretchy="false">(</mo>
                <mrow>
                  <mrow>
                    <mo stretchy="false">β</mo>
                    <mo stretchy="false">+</mo>
                    <mi mathvariant="italic">STA</mi>
                  </mrow>
                </mrow>
                <mo stretchy="false">)</mo>
              </mrow>
              <mo stretchy="false">⋅</mo>
              <mrow>
                <mfrac>
                  <mrow>
                    <mi mathvariant="italic">TT</mi>
                    <mi>'</mi>
                  </mrow>
                  <mn>2</mn>
                </mfrac>
              </mrow>
            </mrow>
          </mrow>
        </mtd>
      </mtr>
      <mtr>
        <mtd>
          <mrow>
            <mo stretchy="false">→</mo>
            <mrow>
              <mi mathvariant="italic">SH</mi>
              <mo stretchy="false">=</mo>
              <mrow>
                <mrow>
                  <mo stretchy="false">(</mo>
                  <mrow>
                    <mrow>
                      <mi mathvariant="italic">WS</mi>
                      <mo stretchy="false">−</mo>
                      <mi mathvariant="italic">BB</mi>
                    </mrow>
                  </mrow>
                  <mo stretchy="false">)</mo>
                </mrow>
                <mo stretchy="false">+</mo>
                <mi>sin</mi>
              </mrow>
            </mrow>
            <mrow>
              <mrow>
                <mi mathvariant="italic">STA</mi>
                <mo stretchy="false">⋅</mo>
                <mi mathvariant="italic">STCC</mi>
              </mrow>
              <mo stretchy="false">+</mo>
              <mi>sin</mi>
            </mrow>
            <mrow>
              <mrow>
                <mo stretchy="false">(</mo>
                <mrow>
                  <mrow>
                    <mo stretchy="false">β</mo>
                    <mo stretchy="false">+</mo>
                    <mi mathvariant="italic">STA</mi>
                  </mrow>
                </mrow>
                <mo stretchy="false">)</mo>
              </mrow>
              <mo stretchy="false">⋅</mo>
              <mrow>
                <mfrac>
                  <mrow>
                    <mi mathvariant="italic">TT</mi>
                    <mi>'</mi>
                  </mrow>
                  <mn>2</mn>
                </mfrac>
              </mrow>
            </mrow>
          </mrow>
        </mtd>
      </mtr>
      <mtr>
        <mtd>
          <mrow>
            <mo stretchy="false">→</mo>
            <mstyle mathvariant="bold">
              <mrow>
                <mrow>
                  <mrow>
                    <mi mathvariant="italic">SH</mi>
                    <mo stretchy="false">=</mo>
                    <mrow>
                      <mrow>
                        <mo stretchy="false">(</mo>
                        <mrow>
                          <mrow>
                            <mi mathvariant="italic">WS</mi>
                            <mo stretchy="false">−</mo>
                            <mi mathvariant="italic">BB</mi>
                          </mrow>
                        </mrow>
                        <mo stretchy="false">)</mo>
                      </mrow>
                      <mo stretchy="false">+</mo>
                      <mi>sin</mi>
                    </mrow>
                  </mrow>
                  <mrow>
                    <mrow>
                      <mi mathvariant="italic">STA</mi>
                      <mo stretchy="false">⋅</mo>
                      <mi mathvariant="italic">STCC</mi>
                    </mrow>
                    <mo stretchy="false">+</mo>
                    <mi>sin</mi>
                  </mrow>
                  <mrow>
                    <mrow>
                      <mo stretchy="false">(</mo>
                      <mrow>
                        <mrow>
                          <mrow>
                            <mi>arcsin</mi>
                            <mrow>
                              <mo stretchy="false">(</mo>
                              <mrow>
                                <mfrac>
                                  <mrow>
                                    <mrow>
                                      <mi mathvariant="italic">TT</mi>
                                      <mo stretchy="false">⋅</mo>
                                      <mi>sin</mi>
                                    </mrow>
                                    <mrow>
                                      <mo stretchy="false">(</mo>
                                      <mrow>
                                        <mi mathvariant="italic">STA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 mathvariant="italic">TT</mi>
                                    <mi>'</mi>
                                  </mrow>
                                </mfrac>
                              </mrow>
                              <mo stretchy="false">)</mo>
                            </mrow>
                          </mrow>
                          <mo stretchy="false">+</mo>
                          <mi mathvariant="italic">STA</mi>
                        </mrow>
                      </mrow>
                      <mo stretchy="false">)</mo>
                    </mrow>
                    <mo stretchy="false">⋅</mo>
                    <mrow>
                      <mfrac>
                        <mrow>
                          <mi mathvariant="italic">TT</mi>
                          <mi>'</mi>
                        </mrow>
                        <mn>2</mn>
                      </mfrac>
                    </mrow>
                  </mrow>
                </mrow>
              </mrow>
            </mstyle>
          </mrow>
        </mtd>
      </mtr>
    </mtable>
    <annotation encoding="StarMath 5.0">SH = (WS - BB) + H2 + H3 newline
H2 = sin STA cdot STCC, H3 = sin(180 - %beta - STA) cdot {{TT'} over 2} = sin(%beta + STA) cdot {{TT'} over 2} newline
rightarrow SH = (WS - BB) + sin STA cdot STCC + sin(%beta + STA) cdot {{TT'} over 2} newline
rightarrow bold {SH = (WS - BB) + sin STA cdot STCC + sin({arcsin({TT cdot sin(STA)} over {TT'})} + STA) cdot {{TT'} over 2}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 </meta:initial-creator>
    <meta:creation-date>2012-11-18T18:07:25</meta:creation-date>
    <meta:generator>LibreOffice/3.5$Linux_X86_64 LibreOffice_project/350m1$Build-2</meta:generator>
  </office:meta>
</office:document-meta>
</file>